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25-01-02 2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24-01-03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24-01-03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4928" calcext:value-type="float">
            <text:p>64.57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23-01-04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22-01-03 2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21-01-04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7248" calcext:value-type="float">
            <text:p>64.08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20-01-02 2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19-01-03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94" calcext:value-type="float">
            <text:p>63.7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18-01-02 2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1008" calcext:value-type="float">
            <text:p>63.6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17-01-04 14:19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0152" calcext:value-type="float">
            <text:p>63.7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16-01-02 22:25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15-01-03 18:24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0968" calcext:value-type="float">
            <text:p>63.3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14-01-03 18:20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13-01-03 19:49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12-01-04 16:13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9112" calcext:value-type="float">
            <text:p>62.99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11-01-04 16:52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5" calcext:value-type="float">
            <text:p>62.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10-01-03 19:11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10-01-03 17:23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09-01-05 16:39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7528" calcext:value-type="float">
            <text:p>62.5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08-01-04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07-02-28 19:38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06-01-05 18:17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0848" calcext:value-type="float">
            <text:p>62.41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05-01-08 20:25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04-01-06 22:29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03-01-06 21:11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02-01-07 20:33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01-01-05 17:59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2000-01-06 18:08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4128" calcext:value-type="float">
            <text:p>61.9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1998-12-29 15:41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740101175601</text:p>
          </table:table-cell>
          <table:table-cell office:value-type="string" calcext:value-type="string">
            <text:p>1998-01-29 20:58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